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Standard">
      <style:text-properties style:font-name="Fira Code Retina" officeooo:paragraph-rsid="0019a014"/>
    </style:style>
    <style:style style:name="P4" style:family="paragraph" style:parent-style-name="Standard">
      <style:text-properties style:font-name="Fira Code Retina" officeooo:paragraph-rsid="001e4285"/>
    </style:style>
    <style:style style:name="P5" style:family="paragraph" style:parent-style-name="Standard">
      <style:text-properties style:font-name="Fira Code Retina" officeooo:rsid="001e4285" officeooo:paragraph-rsid="001e4285"/>
    </style:style>
    <style:style style:name="P6" style:family="paragraph" style:parent-style-name="Standard">
      <style:text-properties officeooo:paragraph-rsid="001d6b2f"/>
    </style:style>
    <style:style style:name="P7" style:family="paragraph" style:parent-style-name="Standard">
      <style:text-properties officeooo:rsid="0021fc23" officeooo:paragraph-rsid="0021fc23"/>
    </style:style>
    <style:style style:name="P8" style:family="paragraph" style:parent-style-name="Standard">
      <style:text-properties officeooo:paragraph-rsid="0021fc23"/>
    </style:style>
    <style:style style:name="P9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10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Fira Code" fo:font-size="13pt" fo:font-weight="bold" officeooo:paragraph-rsid="001b2d0f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Fira Code" fo:font-size="13pt" fo:font-weight="bold" officeooo:paragraph-rsid="001d6b2f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Fira Code Retina" officeooo:paragraph-rsid="0019a014"/>
    </style:style>
    <style:style style:name="P14" style:family="paragraph" style:parent-style-name="Standard">
      <style:text-properties style:font-name="Fira Code Retina" officeooo:rsid="001e4285" officeooo:paragraph-rsid="001e4285"/>
    </style:style>
    <style:style style:name="P15" style:family="paragraph" style:parent-style-name="Standard" style:list-style-name="L3">
      <style:text-properties style:font-name="Fira Code Retina" officeooo:paragraph-rsid="001b2d0f"/>
    </style:style>
    <style:style style:name="P16" style:family="paragraph" style:parent-style-name="Standard" style:list-style-name="L3">
      <style:text-properties style:font-name="Fira Code Retina" officeooo:paragraph-rsid="001cdeae"/>
    </style:style>
    <style:style style:name="P17" style:family="paragraph" style:parent-style-name="Standard">
      <style:text-properties style:font-name="Fira Code Retina" officeooo:rsid="0021fc23" officeooo:paragraph-rsid="0021fc23"/>
    </style:style>
    <style:style style:name="P18" style:family="paragraph" style:parent-style-name="Standard" style:list-style-name="L2">
      <style:text-properties officeooo:paragraph-rsid="0019a014"/>
    </style:style>
    <style:style style:name="P19" style:family="paragraph" style:parent-style-name="Standard" style:list-style-name="L3">
      <style:text-properties officeooo:paragraph-rsid="001b2d0f"/>
    </style:style>
    <style:style style:name="P20" style:family="paragraph" style:parent-style-name="Standard" style:list-style-name="L4">
      <style:text-properties officeooo:paragraph-rsid="001d6b2f"/>
    </style:style>
    <style:style style:name="T1" style:family="text">
      <style:text-properties officeooo:rsid="0019a014"/>
    </style:style>
    <style:style style:name="T2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Fira Code" fo:font-size="15pt" fo:font-weight="bold" officeooo:rsid="0019a014" style:font-size-asian="15pt" style:font-weight-asian="bold" style:font-size-complex="15pt" style:font-weight-complex="bold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officeooo:rsid="0019a014"/>
    </style:style>
    <style:style style:name="T6" style:family="text">
      <style:text-properties style:font-name="Fira Code Retina" officeooo:rsid="001cdeae"/>
    </style:style>
    <style:style style:name="T7" style:family="text">
      <style:text-properties style:font-name="Fira Code Retina" officeooo:rsid="001d6b2f"/>
    </style:style>
    <style:style style:name="T8" style:family="text">
      <style:text-properties style:font-name="Fira Code Retina" officeooo:rsid="001e4285"/>
    </style:style>
    <style:style style:name="T9" style:family="text">
      <style:text-properties style:font-name="Fira Code Retina" officeooo:rsid="001fccd1"/>
    </style:style>
    <style:style style:name="T10" style:family="text">
      <style:text-properties style:font-name="Fira Code Retina" officeooo:rsid="002120b8"/>
    </style:style>
    <style:style style:name="T11" style:family="text">
      <style:text-properties style:font-name="Fira Code Retina" officeooo:rsid="0021fc23"/>
    </style:style>
    <style:style style:name="T12" style:family="text">
      <style:text-properties officeooo:rsid="0024d0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</text:span><text:span text:style-name="T2">oftware de gestión para una tienda de móviles</text:span><text:line-break/><text:span text:style-name="T1">¿Que necesitamos para gestionar nuestra tienda </text:span><text:span text:style-name="T12">local</text:span><text:span text:style-name="T1">?</text:span></text:p>
      <text:p text:style-name="P3"/>
      <text:p text:style-name="P10">1. ERP (Enterprise Resource Planning)</text:p>
      <text:p text:style-name="P5">En la parte correspondiente a ERP necesitaremos:</text:p>
      <text:list text:style-name="L1">
        <text:list-item>
          <text:p text:style-name="P13">Gestión de compras y proveedores: Automatización de pedidos y gestión de pagos.</text:p>
        </text:list-item>
      </text:list>
      <text:list text:style-name="L2">
        <text:list-item>
          <text:p text:style-name="P18"><text:span text:style-name="T4">Gestión de inventarios: Control de stock </text:span><text:span text:style-name="T5">e</text:span><text:span text:style-name="T4"> integración con proveedores.</text:span></text:p>
        </text:list-item>
        <text:list-item>
          <text:p text:style-name="P18"><text:span text:style-name="T4">Gestión de ventas: </text:span><text:span text:style-name="T9">Puntos de venta, f</text:span><text:span text:style-name="T4">acturación </text:span><text:span text:style-name="T5">y</text:span><text:span text:style-name="T4"> devoluciones</text:span><text:span text:style-name="T5">.</text:span></text:p>
        </text:list-item>
        <text:list-item>
          <text:p text:style-name="P18"><text:span text:style-name="T4">Contabilidad: Informes de ingresos, gastos </text:span><text:span text:style-name="T5">y sincronización con el banco.</text:span></text:p>
        </text:list-item>
        <text:list-item>
          <text:p text:style-name="P18"><text:span text:style-name="T4">Gestión de </text:span><text:span text:style-name="T10">RR.HH.</text:span><text:span text:style-name="T4">: Control de horarios, nóminas </text:span><text:span text:style-name="T10">y vacaciones</text:span><text:span text:style-name="T4">.</text:span></text:p>
        </text:list-item>
      </text:list>
      <text:p text:style-name="P3"/>
      <text:p text:style-name="P11">2. CRM (Customer Relationship Management)</text:p>
      <text:p text:style-name="P5">En la parte CRM necesitamos:</text:p>
      <text:list text:style-name="L3">
        <text:list-item>
          <text:p text:style-name="P15">Atención al cliente: Gestión de consultas, quejas.</text:p>
        </text:list-item>
        <text:list-item>
          <text:p text:style-name="P16">Gestión de clientes: Historial de compras, preferencias.</text:p>
        </text:list-item>
        <text:list-item>
          <text:p text:style-name="P16">Marketing: Campañas, promociones.</text:p>
        </text:list-item>
        <text:list-item>
          <text:p text:style-name="P19"><text:span text:style-name="T4">Encuestas de satisfacción: </text:span><text:span text:style-name="T6">Opinión</text:span><text:span text:style-name="T4"> tras compras.</text:span></text:p>
        </text:list-item>
      </text:list>
      <text:p text:style-name="P3"/>
      <text:p text:style-name="P12">3. BI (Business Intelligence)</text:p>
      <text:p text:style-name="P5">Como Business Ingelligence nos pueden venir bien los siguientes aspectos:</text:p>
      <text:list text:style-name="L4">
        <text:list-item>
          <text:p text:style-name="P20"><text:span text:style-name="T4">Paneles de control: Visualización en tiempo real de métricas </text:span><text:span text:style-name="T8">relevantes</text:span><text:span text:style-name="T4">.</text:span></text:p>
        </text:list-item>
        <text:list-item>
          <text:p text:style-name="P20"><text:span text:style-name="T4">Análisis de ventas y clientes: Reportes detallados, </text:span><text:span text:style-name="T11">estadísticas financieras de clientes, pedidos y envíos.</text:span></text:p>
          <text:p text:style-name="P20"><text:span text:style-name="T4"/></text:p>
        </text:list-item>
      </text:list>
      <text:p text:style-name="P6"><text:span text:style-name="T7"/></text:p>
      <text:p text:style-name="P7"><text:span text:style-name="T7">P</text:span><text:span text:style-name="T4">odríamos utilizar Dolibarr, la cual cubre todas las necesidades de este negocio con precios muy asequibles.</text:span></text:p>
      <text:p text:style-name="P17">Su precio en la nube básico es de 14€ por usuario al mes, y teniendo unos 5 usuarios nos saldrá a unos 70€ al mes.</text:p>
      <text:p text:style-name="P6"><text:span text:style-name="T7"/></text:p>
      <text:p text:style-name="P6"><text:span text:style-name="T7">C</text:span><text:span text:style-name="T4">ostes – </text:span><text:span text:style-name="T11">70€/mes</text:span></text:p>
      <text:p text:style-name="P8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09-24T21:03:10.681999828">24/09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09-24T21:03:10.588000000</dc:date>
    <meta:editing-duration>PT1H32M9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5" meta:word-count="211" meta:character-count="1380" meta:non-whitespace-character-count="1204"/>
  </office:meta>
</office:document-meta>
</file>